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2dce3c" officeooo:paragraph-rsid="0004239d"/>
    </style:style>
    <style:style style:name="P4" style:family="paragraph" style:parent-style-name="Standard">
      <style:text-properties officeooo:paragraph-rsid="0004239d"/>
    </style:style>
    <style:style style:name="P5" style:family="paragraph" style:parent-style-name="Text_20_body">
      <style:text-properties officeooo:rsid="00003d7d" officeooo:paragraph-rsid="000198fb"/>
    </style:style>
    <style:style style:name="P6" style:family="paragraph" style:parent-style-name="Text_20_body">
      <style:text-properties officeooo:rsid="00003d7d" officeooo:paragraph-rsid="00032c40"/>
    </style:style>
    <style:style style:name="P7" style:family="paragraph" style:parent-style-name="Text_20_body">
      <style:text-properties officeooo:rsid="000198fb" officeooo:paragraph-rsid="00032c40"/>
    </style:style>
    <style:style style:name="P8" style:family="paragraph" style:parent-style-name="Text_20_body">
      <style:text-properties officeooo:rsid="000198fb" officeooo:paragraph-rsid="0006fcf1"/>
    </style:style>
    <style:style style:name="P9" style:family="paragraph" style:parent-style-name="Text_20_body">
      <style:text-properties officeooo:rsid="002dce3c" officeooo:paragraph-rsid="0004239d"/>
    </style:style>
    <style:style style:name="P10" style:family="paragraph" style:parent-style-name="Text_20_body">
      <style:text-properties officeooo:paragraph-rsid="0004239d"/>
    </style:style>
    <style:style style:name="P11" style:family="paragraph" style:parent-style-name="Text_20_body">
      <style:text-properties officeooo:rsid="000198fb"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32c40"/>
    </style:style>
    <style:style style:name="T4" style:family="text">
      <style:text-properties officeooo:rsid="003235e0"/>
    </style:style>
    <style:style style:name="T5" style:family="text">
      <style:text-properties officeooo:rsid="0014eade"/>
    </style:style>
    <style:style style:name="T6" style:family="text">
      <style:text-properties officeooo:rsid="0029f780"/>
    </style:style>
    <style:style style:name="T7" style:family="text">
      <style:text-properties officeooo:rsid="0023dc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cc9" style:font-weight-asian="bold" style:font-weight-complex="bold"/>
    </style:style>
    <style:style style:name="T10" style:family="text">
      <style:text-properties fo:font-weight="bold" officeooo:rsid="001209e6" style:font-weight-asian="bold" style:font-weight-complex="bold"/>
    </style:style>
    <style:style style:name="T11" style:family="text">
      <style:text-properties officeooo:rsid="0026db2c"/>
    </style:style>
    <style:style style:name="T12" style:family="text">
      <style:text-properties officeooo:rsid="000c24c1"/>
    </style:style>
    <style:style style:name="T13" style:family="text">
      <style:text-properties officeooo:rsid="000e4b0e"/>
    </style:style>
    <style:style style:name="T14" style:family="text">
      <style:text-properties officeooo:rsid="0010b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5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роботи-автомати. <text:span text:style-name="T14">І р</text:span>обота в офісі — <text:s/>монотонна, однотипна робота — вважатиметься механічною, не для людини.</text:p>
      <text:p text:style-name="P7">Де ж тоді виявляти свої здібності? У сфері персональних послуг. <text:span text:style-name="T3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</text:p>
      <text:p text:style-name="P4"><text:span text:style-name="T7">Займатися тим, що надихає і робить життя людей кращим — в цьому і є сенс. “Мы рождены для вдохновенья” - так у вірші </text:span><text:span text:style-name="T9">Поет і натовп</text:span><text:span text:style-name="T7"> висловився поет-легенда Олександр Пушкін.</text:span></text:p>
      <text:p text:style-name="P3">Школа потрібна для того, щоб підготувати учнів саме для такого - <text:span text:style-name="T4">натхненного та осмисленого</text:span> життя.</text:p>
      <text:p text:style-name="P3"/>
      <text:p text:style-name="P9">Тому на моїх уроках, на уроках інформатики окрім набуття знань <text:span text:style-name="T13">учні </text:span>займаються майнд-фітнесом.</text:p>
      <text:p text:style-name="P10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2">вати</text:span> до максимуму. <text:span text:style-name="T8">Уміння викликати за бажанням стан натхнення — </text:span><text:span text:style-name="T10">вже</text:span><text:span text:style-name="T8"> не розкіш, а необхідність у світі, де майже всі професії стануть творчими. </text:span></text:p>
      <text:p text:style-name="P10"><text:span text:style-name="T11">Тож як виглядає майнд-фітнес на моєму уроці? Учнім пропонується пройти урок, розроблений вчителем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1">http://bit.ly/apurok2</text:span></text:a></text:p>
      <text:p text:style-name="P2"><text:span text:style-name="T4">Онлайн-урок учні проходять</text:span> самостійно, <text:span text:style-name="T5">співпрацюють</text:span> у груп<text:span text:style-name="T4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6">Моя персональна мета як вчителя - зробити мій урок територією навичок 21 століття і я працюю над її втіленням кожен день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32:13.189477294</dc:date>
    <meta:editing-duration>PT11M49S</meta:editing-duration>
    <meta:editing-cycles>14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02" meta:character-count="2832" meta:non-whitespace-character-count="2426"/>
  </office:meta>
</office:document-meta>
</file>